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tchaField.generateItemSaxFragment( ContentHandler contentHandler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aptchaField.CaptchaField( CaptchaFieldDefinition fieldDefinition , ProcessInfoProvider processInfo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ptchaField.generateSecr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